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14.982cm"/>
    </style:style>
    <style:style style:name="Tabla1.1" style:family="table-row">
      <style:table-row-properties style:min-row-height="10.853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91cm" fo:margin-left="-0.009cm" table:align="left"/>
    </style:style>
    <style:style style:name="Tabla2.A" style:family="table-column">
      <style:table-column-properties style:column-width="14.991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924cm"/>
    </style:style>
    <style:style style:name="Tabla2.3" style:family="table-row">
      <style:table-row-properties style:min-row-height="0.734cm"/>
    </style:style>
    <style:style style:name="Tabla2.4" style:family="table-row">
      <style:table-row-properties style:min-row-height="0.974cm"/>
    </style:style>
    <style:style style:name="Tabla2.6" style:family="table-row">
      <style:table-row-properties style:min-row-height="1.744cm"/>
    </style:style>
    <style:style style:name="Tabla2.8" style:family="table-row">
      <style:table-row-properties style:min-row-height="1.499cm"/>
    </style:style>
    <style:style style:name="Tabla2.10" style:family="table-row">
      <style:table-row-properties style:min-row-height="1.729cm"/>
    </style:style>
    <style:style style:name="P1" style:family="paragraph" style:parent-style-name="Normal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urier New" style:font-name-complex="Courier New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5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001cm"/>
        </style:tab-stops>
      </style:paragraph-properties>
    </style:style>
    <style:style style:name="P6" style:family="paragraph" style:parent-style-name="Párrafo_20_de_20_lista">
      <style:text-properties officeooo:rsid="00126056" officeooo:paragraph-rsid="00126056"/>
    </style:style>
    <style:style style:name="P7" style:family="paragraph" style:parent-style-name="Normal" style:master-page-name="MP0">
      <style:paragraph-properties style:page-number="auto" fo:break-before="page"/>
      <style:text-properties fo:color="#c00000" loext:opacity="100%" fo:font-size="18pt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355269" loext:opacity="100%" style:font-name="Courier New" fo:font-weight="bold" style:font-weight-asian="bold" style:font-name-complex="Courier New" style:font-weight-complex="bold"/>
    </style:style>
    <style:style style:name="P9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355269" loext:opacity="100%" style:font-name="Courier New" fo:font-weight="bold" style:font-weight-asian="bold" style:font-name-complex="Courier New" style:font-weight-complex="bold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font-weight="bold" style:font-weight-asian="bold" style:font-name-complex="Courier New" style:font-weight-complex="bold"/>
    </style:style>
    <style:style style:name="T3" style:family="text">
      <style:text-properties fo:color="#0070c0" loext:opacity="100%"/>
    </style:style>
    <style:style style:name="T4" style:family="text">
      <style:text-properties fo:color="#c9211e" loext:opacity="100%" style:font-name="Courier New" fo:font-weight="bold" style:font-weight-asian="bold" style:font-name-complex="Courier New" style:font-weight-complex="bold"/>
    </style:style>
    <style:style style:name="T5" style:family="text">
      <style:text-properties fo:color="#355269" loext:opacity="100%" style:font-name="Courier New" fo:font-weight="bold" style:font-weight-asian="bold" style:font-name-complex="Courier New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</text:p>
      <text:p text:style-name="Normal">Dado el siguiente documento XML escribe la expresión que nos devuelve la respuesta deseada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&lt;?xml version="1.0" encoding="UTF-8"?&gt;</text:p>
            <text:p text:style-name="P1">&lt;ies&gt;</text:p>
            <text:p text:style-name="P1"><text:s text:c="2"/>&lt;modulos&gt;</text:p>
            <text:p text:style-name="P1"><text:s text:c="7"/>&lt;modulo id="0372"&gt;</text:p>
            <text:p text:style-name="P1"><text:s text:c="6"/>&lt;nombre&gt;Gestión de bases de datos&lt;/nombre&gt;</text:p>
            <text:p text:style-name="P1"><text:s text:c="6"/>&lt;curso&gt;1&lt;/curso&gt;</text:p>
            <text:p text:style-name="P1"><text:s text:c="6"/>&lt;horasSemanales&gt;5&lt;/horasSemanales&gt;</text:p>
            <text:p text:style-name="P1"><text:s text:c="6"/>&lt;ciclo&gt;ASIR&lt;/ciclo&gt;</text:p>
            <text:p text:style-name="P1"><text:s text:c="4"/>&lt;/modulo&gt;</text:p>
            <text:p text:style-name="P1"><text:s text:c="4"/>&lt;modulo id="0373"&gt;</text:p>
            <text:p text:style-name="P1"><text:s text:c="6"/>&lt;nombre&gt;Lenguajes de marcas&lt;/nombre&gt;</text:p>
            <text:p text:style-name="P1"><text:s text:c="6"/>&lt;curso&gt;1&lt;/curso&gt;</text:p>
            <text:p text:style-name="P1"><text:s text:c="6"/>&lt;horasSemanales&gt;4&lt;/horasSemanales&gt;</text:p>
            <text:p text:style-name="P1"><text:s text:c="6"/>&lt;ciclo&gt;ASIR&lt;/ciclo&gt;</text:p>
            <text:p text:style-name="P1"><text:s text:c="6"/>&lt;ciclo&gt;DAM&lt;/ciclo&gt;</text:p>
            <text:p text:style-name="P1"><text:s text:c="4"/>&lt;/modulo&gt;</text:p>
            <text:p text:style-name="P1"><text:s text:c="4"/>&lt;modulo id="0376"&gt;</text:p>
            <text:p text:style-name="P1"><text:s text:c="6"/>&lt;nombre&gt;Implantación de aplicaciones web&lt;/nombre&gt;</text:p>
            <text:p text:style-name="P1"><text:s text:c="6"/>&lt;curso&gt;2&lt;/curso&gt;</text:p>
            <text:p text:style-name="P1"><text:s text:c="6"/>&lt;horasSemanales&gt;5&lt;/horasSemanales&gt;</text:p>
            <text:p text:style-name="P1"><text:s text:c="6"/>&lt;ciclo&gt;ASIR&lt;/ciclo&gt;</text:p>
            <text:p text:style-name="P1"><text:s text:c="4"/>&lt;/modulo&gt;</text:p>
            <text:p text:style-name="P1"><text:s/>&lt;modulo id="0228"&gt;</text:p>
            <text:p text:style-name="P1"><text:s text:c="6"/>&lt;nombre&gt;Aplicaciones web&lt;/nombre&gt;</text:p>
            <text:p text:style-name="P1"><text:s text:c="6"/>&lt;curso&gt;2&lt;/curso&gt;</text:p>
            <text:p text:style-name="P1"><text:s text:c="6"/>&lt;horasSemanales&gt;4&lt;/horasSemanales&gt;</text:p>
            <text:p text:style-name="P1"><text:s text:c="6"/>&lt;ciclo&gt;SMR&lt;/ciclo&gt;</text:p>
            <text:p text:style-name="P1"><text:s text:c="4"/>&lt;/modulo&gt;</text:p>
            <text:p text:style-name="P1"><text:s text:c="2"/>&lt;/modulos&gt;</text:p>
            <text:p text:style-name="P3"><text:span text:style-name="Fuente_20_de_20_párrafo_20_predeter."><text:span text:style-name="T1">&lt;/ies&gt;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able:table table:name="Tabla2" table:style-name="Tabla2">
        <table:table-column table:style-name="Tabla2.A"/>
        <table:table-row table:style-name="TableLine1317198532352">
          <table:table-cell table:style-name="Tabla2.A1" office:value-type="string">
            <text:p text:style-name="P4"><text:span text:style-name="Fuente_20_de_20_párrafo_20_predeter."><text:span text:style-name="T3">Nombre de los módulos que se imparten en el instituto</text:span></text:span></text:p>
          </table:table-cell>
        </table:table-row>
        <table:table-row table:style-name="Tabla2.2">
          <table:table-cell table:style-name="Tabla2.A1" office:value-type="string">
            <text:p text:style-name="P1">Gestión de bases de datos</text:p>
            <text:p text:style-name="P1">Lenguajes de marcas</text:p>
            <text:p text:style-name="P1">Implantación de aplicaciones web</text:p>
            <text:p text:style-name="P2">Aplicaciones web</text:p>
            <text:p text:style-name="P2"/>
            <text:p text:style-name="P9">//modulo/nombre/text()</text:p>
          </table:table-cell>
        </table:table-row>
        <table:table-row table:style-name="Tabla2.3">
          <table:table-cell table:style-name="Tabla2.A1" office:value-type="string">
            <text:p text:style-name="P5"><text:span text:style-name="Fuente_20_de_20_párrafo_20_predeter."><text:span text:style-name="T3">Nombre de los módulos de ASIR<text:tab/></text:span></text:span></text:p>
          </table:table-cell>
        </table:table-row>
        <table:table-row table:style-name="Tabla2.4">
          <table:table-cell table:style-name="Tabla2.A1" office:value-type="string">
            <text:p text:style-name="P1">Gestión de bases de datos</text:p>
            <text:p text:style-name="P1">Lenguajes de marcas</text:p>
            <text:p text:style-name="P2">Implantación de aplicaciones web</text:p>
            <text:p text:style-name="P2"/>
            <text:p text:style-name="P9">//modulo[ciclo="ASIR"]/nombre/text()</text:p>
          </table:table-cell>
        </table:table-row>
        <table:table-row table:style-name="TableLine1317198535344">
          <table:table-cell table:style-name="Tabla2.A1" office:value-type="string">
            <text:p text:style-name="P4"><text:span text:style-name="Fuente_20_de_20_párrafo_20_predeter."><text:span text:style-name="T3">Nombre de los ciclos que se imparten en 2º de cualquier ciclo</text:span></text:span></text:p>
          </table:table-cell>
        </table:table-row>
        <table:table-row table:style-name="Tabla2.6">
          <table:table-cell table:style-name="Tabla2.A1" office:value-type="string">
            <text:p text:style-name="P1">Implantación de aplicaciones web</text:p>
            <text:p text:style-name="P2">Aplicaciones web</text:p>
            <text:p text:style-name="P2"/>
            <text:p text:style-name="P9">//modulo[curso=2]/nombre/text()</text:p>
          </table:table-cell>
        </table:table-row>
        <table:table-row table:style-name="TableLine1317198541328">
          <table:table-cell table:style-name="Tabla2.A1" office:value-type="string">
            <text:p text:style-name="P4"><text:span text:style-name="Fuente_20_de_20_párrafo_20_predeter."><text:span text:style-name="T3">Nombre de los módulos con menos de 5 horas semanales</text:span></text:span></text:p>
          </table:table-cell>
        </table:table-row>
        <table:table-row table:style-name="Tabla2.8">
          <table:table-cell table:style-name="Tabla2.A1" office:value-type="string">
            <text:p text:style-name="P1">Lenguajes de marcas</text:p>
            <text:p text:style-name="P2">Aplicaciones web</text:p>
            <text:p text:style-name="P2"/>
            <text:p text:style-name="P9">//modulo[horasSemanales&lt;5]/nombre/text()</text:p>
          </table:table-cell>
        </table:table-row>
        <table:table-row table:style-name="TableLine1317198541872">
          <table:table-cell table:style-name="Tabla2.A1" office:value-type="string">
            <text:p text:style-name="P3"><text:span text:style-name="Fuente_20_de_20_párrafo_20_predeter."><text:span text:style-name="T3">Nombre de los módulos que se imparten en 1º de ASIR</text:span></text:span></text:p>
          </table:table-cell>
        </table:table-row>
        <table:table-row table:style-name="Tabla2.10">
          <table:table-cell table:style-name="Tabla2.A1" office:value-type="string">
            <text:p text:style-name="P1">Gestión de bases de datos</text:p>
            <text:p text:style-name="P3"><text:span text:style-name="Fuente_20_de_20_párrafo_20_predeter."><text:span text:style-name="T1">Lenguajes de marcas</text:span></text:span></text:p>
            <text:p text:style-name="P3"><text:span text:style-name="Fuente_20_de_20_párrafo_20_predeter."><text:span text:style-name="T1"/></text:span></text:p>
            <text:p text:style-name="P3"><text:span text:style-name="Fuente_20_de_20_párrafo_20_predeter."><text:span text:style-name="T5">//modulo[curso=1 and ciclo="ASIR"]/nombre/text()</text:span></text:span></text:p>
          </table:table-cell>
        </table:table-row>
        <table:table-row table:style-name="TableLine1317198544592">
          <table:table-cell table:style-name="Tabla2.A1" office:value-type="string">
            <text:p text:style-name="P3"><text:span text:style-name="Fuente_20_de_20_párrafo_20_predeter."><text:span text:style-name="T3">Horas semanales que se imparten en los módulos de más de 4 horas semanales</text:span></text:span></text:p>
          </table:table-cell>
        </table:table-row>
        <table:table-row table:style-name="TableLine1317198546496">
          <table:table-cell table:style-name="Tabla2.A1" office:value-type="string">
            <text:p text:style-name="P1">5</text:p>
            <text:p text:style-name="P1">5</text:p>
            <text:p text:style-name="P1"/>
            <text:p text:style-name="P8">//modulo[horasSemanales&gt;4]/horasSemanales/text(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rfc-language-tag="es-ES-u-co-trad" fo:language="es" fo:country="ES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Clara Catalá Boígues</meta:initial-creator>
    <meta:creation-date>2021-03-06T18:25:00Z</meta:creation-date>
    <dc:date>2022-03-27T16:48:15.253000000</dc:date>
    <meta:editing-cycles>9</meta:editing-cycles>
    <meta:editing-duration>PT1H36S</meta:editing-duration>
    <meta:document-statistic meta:table-count="2" meta:image-count="0" meta:object-count="0" meta:page-count="2" meta:paragraph-count="59" meta:word-count="179" meta:character-count="1710" meta:non-whitespace-character-count="1451"/>
    <meta:template xlink:type="simple" xlink:actuate="onRequest" xlink:title="" xlink:href="Normal"/>
  </office:meta>
</office:document-meta>
</file>